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70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Especie</text:p>
          </table:table-cell>
          <table:table-cell table:number-columns-repeated="2"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42,012696</text:p>
          </table:table-cell>
          <table:table-cell office:value-type="float" office:value="0.157116" calcext:value-type="float">
            <text:p>0,157116</text:p>
          </table:table-cell>
          <table:table-cell office:value-type="string" calcext:value-type="string">
            <text:p>Asplenium ruta-muraria</text:p>
          </table:table-cell>
          <table:table-cell office:value-type="string" calcext:value-type="string">
            <text:p>La Portellada</text:p>
          </table:table-cell>
          <table:table-cell/>
        </table:table-row>
        <table:table-row table:style-name="ro1">
          <table:table-cell office:value-type="date" office:date-value="2019-02-09" calcext:value-type="date">
            <text:p>09/02/19</text:p>
          </table:table-cell>
          <table:table-cell office:value-type="string" calcext:value-type="string">
            <text:p>42,012660</text:p>
          </table:table-cell>
          <table:table-cell office:value-type="float" office:value="0.135996" calcext:value-type="float">
            <text:p>0,135996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Las Baldorr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12991</text:p>
          </table:table-cell>
          <table:table-cell office:value-type="float" office:value="0.13486" calcext:value-type="float">
            <text:p>0,13486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Las Baldorrias</text:p>
          </table:table-cell>
          <table:table-cell/>
        </table:table-row>
        <table:table-row table:style-name="ro1"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42,007538</text:p>
          </table:table-cell>
          <table:table-cell office:value-type="float" office:value="0.141209" calcext:value-type="float">
            <text:p>0,141209</text:p>
          </table:table-cell>
          <table:table-cell office:value-type="string" calcext:value-type="string">
            <text:p>Crocus nevadensis</text:p>
          </table:table-cell>
          <table:table-cell office:value-type="string" calcext:value-type="string">
            <text:p>Las Baldorrias</text:p>
          </table:table-cell>
          <table:table-cell/>
        </table:table-row>
        <table:table-row table:style-name="ro1">
          <table:table-cell office:value-type="date" office:date-value="2019-02-17" calcext:value-type="date">
            <text:p>17/02/19</text:p>
          </table:table-cell>
          <table:table-cell office:value-type="string" calcext:value-type="string">
            <text:p>42,009574</text:p>
          </table:table-cell>
          <table:table-cell office:value-type="float" office:value="0.169328" calcext:value-type="float">
            <text:p>0,169328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 Predicad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07348</text:p>
          </table:table-cell>
          <table:table-cell office:value-type="float" office:value="0.169146" calcext:value-type="float">
            <text:p>0,169146</text:p>
          </table:table-cell>
          <table:table-cell office:value-type="string" calcext:value-type="string">
            <text:p>Globularia alyp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2,007893</text:p>
          </table:table-cell>
          <table:table-cell office:value-type="float" office:value="0.169279" calcext:value-type="float">
            <text:p>0,169279</text:p>
          </table:table-cell>
          <table:table-cell office:value-type="string" calcext:value-type="string">
            <text:p>Ferula communis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42,018386</text:p>
          </table:table-cell>
          <table:table-cell office:value-type="float" office:value="0.13025" calcext:value-type="float">
            <text:p>0,13025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s Baldorrias</text:p>
          </table:table-cell>
          <table:table-cell/>
        </table:table-row>
        <table:table-row table:style-name="ro1">
          <table:table-cell office:value-type="date" office:date-value="2019-02-28" calcext:value-type="date">
            <text:p>28/02/19</text:p>
          </table:table-cell>
          <table:table-cell table:style-name="ce4" office:value-type="float" office:value="42.014364" calcext:value-type="float">
            <text:p>42,014364</text:p>
          </table:table-cell>
          <table:table-cell office:value-type="float" office:value="0.053071" calcext:value-type="float">
            <text:p>0,053071</text:p>
          </table:table-cell>
          <table:table-cell office:value-type="string" calcext:value-type="string">
            <text:p>Crocus nevadensis</text:p>
          </table:table-cell>
          <table:table-cell office:value-type="string" calcext:value-type="string">
            <text:p>Chesas Altas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42º 00’ 51,39”</text:p>
          </table:table-cell>
          <table:table-cell office:value-type="string" calcext:value-type="string">
            <text:p>0º 03’ 10,16”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03/03/19</text:p>
          </table:table-cell>
          <table:table-cell office:value-type="string" calcext:value-type="string">
            <text:p>42,071235</text:p>
          </table:table-cell>
          <table:table-cell office:value-type="float" office:value="0.05079" calcext:value-type="float">
            <text:p>0,05079</text:p>
          </table:table-cell>
          <table:table-cell office:value-type="string" calcext:value-type="string">
            <text:p>Smilax aspera</text:p>
          </table:table-cell>
          <table:table-cell office:value-type="string" calcext:value-type="string">
            <text:p>Camino Ras Vals margen izquier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72325</text:p>
          </table:table-cell>
          <table:table-cell office:value-type="float" office:value="0.047108" calcext:value-type="float">
            <text:p>0,047108</text:p>
          </table:table-cell>
          <table:table-cell office:value-type="string" calcext:value-type="string">
            <text:p>Ruscus acule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2,074456</text:p>
          </table:table-cell>
          <table:table-cell office:value-type="float" office:value="0.042404" calcext:value-type="float">
            <text:p>0,042404</text:p>
          </table:table-cell>
          <table:table-cell office:value-type="string" calcext:value-type="string">
            <text:p>Arbutus une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2,074527</text:p>
          </table:table-cell>
          <table:table-cell office:value-type="float" office:value="0.041809" calcext:value-type="float">
            <text:p>0,041809</text:p>
          </table:table-cell>
          <table:table-cell office:value-type="string" calcext:value-type="string">
            <text:p>Helleborus foetidus</text:p>
          </table:table-cell>
          <table:table-cell office:value-type="string" calcext:value-type="string">
            <text:p>Camino Ras Vals margen derecha</text:p>
          </table:table-cell>
          <table:table-cell office:value-type="string" calcext:value-type="string">
            <text:p>2 matas</text:p>
          </table:table-cell>
        </table:table-row>
        <table:table-row table:style-name="ro1">
          <table:table-cell/>
          <table:table-cell office:value-type="string" calcext:value-type="string">
            <text:p>42,070337</text:p>
          </table:table-cell>
          <table:table-cell office:value-type="float" office:value="0.052957" calcext:value-type="float">
            <text:p>0,052957</text:p>
          </table:table-cell>
          <table:table-cell office:value-type="string" calcext:value-type="string">
            <text:p>Asplenium trichomanes</text:p>
          </table:table-cell>
          <table:table-cell/>
          <table:table-cell office:value-type="string" calcext:value-type="string">
            <text:p>2 matas</text:p>
          </table:table-cell>
        </table:table-row>
        <table:table-row table:style-name="ro1">
          <table:table-cell office:value-type="date" office:date-value="2019-03-09" calcext:value-type="date">
            <text:p>09/03/19</text:p>
          </table:table-cell>
          <table:table-cell office:value-type="string" calcext:value-type="string">
            <text:p>31T0265322</text:p>
          </table:table-cell>
          <table:table-cell office:value-type="float" office:value="4656298" calcext:value-type="float">
            <text:p>4656298</text:p>
          </table:table-cell>
          <table:table-cell office:value-type="string" calcext:value-type="string">
            <text:p>Astragalus alopecuroides</text:p>
          </table:table-cell>
          <table:table-cell office:value-type="string" calcext:value-type="string">
            <text:p>Las Canteras</text:p>
          </table:table-cell>
          <table:table-cell office:value-type="string" calcext:value-type="string">
            <text:p>3 matas</text:p>
          </table:table-cell>
        </table:table-row>
        <table:table-row table:style-name="ro1">
          <table:table-cell/>
          <table:table-cell office:value-type="string" calcext:value-type="string">
            <text:p>42º 01’ 25,398”</text:p>
          </table:table-cell>
          <table:table-cell office:value-type="string" calcext:value-type="string">
            <text:p>0º 09’ 55,40”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2,023732</text:p>
          </table:table-cell>
          <table:table-cell office:value-type="float" office:value="0.16533" calcext:value-type="float">
            <text:p>0,165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2º 01’ 32,29”</text:p>
          </table:table-cell>
          <table:table-cell office:value-type="string" calcext:value-type="string">
            <text:p>0º 09’ 56,76”</text:p>
          </table:table-cell>
          <table:table-cell office:value-type="string" calcext:value-type="string">
            <text:p>Capparis spinosa</text:p>
          </table:table-cell>
          <table:table-cell/>
          <table:table-cell office:value-type="string" calcext:value-type="string">
            <text:p>1 mat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31T0254106</text:p>
          </table:table-cell>
          <table:table-cell office:value-type="float" office:value="4655740" calcext:value-type="float">
            <text:p>4655740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Monte de Viar – Naya</text:p>
          </table:table-cell>
          <table:table-cell office:value-type="string" calcext:value-type="string">
            <text:p>abundante entre estas dos coordenadas</text:p>
          </table:table-cell>
        </table:table-row>
        <table:table-row table:style-name="ro1">
          <table:table-cell/>
          <table:table-cell office:value-type="string" calcext:value-type="string">
            <text:p>31T0253974</text:p>
          </table:table-cell>
          <table:table-cell office:value-type="float" office:value="4655778" calcext:value-type="float">
            <text:p>4655778</text:p>
          </table:table-cell>
          <table:table-cell office:value-type="string" calcext:value-type="string">
            <text:p>Thymelaea tinctori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31T0263367</text:p>
          </table:table-cell>
          <table:table-cell office:value-type="float" office:value="4655143" calcext:value-type="float">
            <text:p>4655143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s Baldorrias</text:p>
          </table:table-cell>
          <table:table-cell office:value-type="string" calcext:value-type="string">
            <text:p>1 mata</text:p>
          </table:table-cell>
        </table:table-row>
        <table:table-row table:style-name="ro1">
          <table:table-cell/>
          <table:table-cell office:value-type="string" calcext:value-type="string">
            <text:p>31T0263612</text:p>
          </table:table-cell>
          <table:table-cell office:value-type="float" office:value="4654860" calcext:value-type="float">
            <text:p>4654860</text:p>
          </table:table-cell>
          <table:table-cell table:number-columns-repeated="2"/>
          <table:table-cell office:value-type="string" calcext:value-type="string">
            <text:p>20 matas</text:p>
          </table:table-cell>
        </table:table-row>
        <table:table-row table:style-name="ro1">
          <table:table-cell/>
          <table:table-cell office:value-type="string" calcext:value-type="string">
            <text:p>42º 00’ 36,95”</text:p>
          </table:table-cell>
          <table:table-cell office:value-type="string" calcext:value-type="string">
            <text:p>0º 08’ 43,28”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1T0263461</text:p>
          </table:table-cell>
          <table:table-cell office:value-type="float" office:value="4655171" calcext:value-type="float">
            <text:p>4655171</text:p>
          </table:table-cell>
          <table:table-cell table:number-columns-repeated="2"/>
          <table:table-cell office:value-type="string" calcext:value-type="string">
            <text:p>4 matas</text:p>
          </table:table-cell>
        </table:table-row>
        <table:table-row table:style-name="ro1">
          <table:table-cell/>
          <table:table-cell office:value-type="string" calcext:value-type="string">
            <text:p>42º 00’ 46,89</text:p>
          </table:table-cell>
          <table:table-cell office:value-type="string" calcext:value-type="string">
            <text:p>0º 08’ 36,22”</text:p>
          </table:table-cell>
          <table:table-cell table:number-columns-repeated="3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Hoja1.A10:Hoja1.E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0:33:03.892830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9:26:13.644082189</meta:creation-date>
    <dc:date>2019-03-14T10:49:03.062956208</dc:date>
    <meta:editing-duration>PT17M15S</meta:editing-duration>
    <meta:editing-cycles>5</meta:editing-cycles>
    <meta:generator>LibreOffice/6.1.5.2$Linux_X86_64 LibreOffice_project/10$Build-2</meta:generator>
    <meta:document-statistic meta:table-count="1" meta:cell-count="105" meta:object-count="0"/>
  </office:meta>
</office:document-meta>
</file>